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631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1.526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1.21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75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48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4" style:family="table-cell" style:parent-style-name="Default">
      <style:text-properties style:font-name="Avenir1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1" fo:font-style="normal" style:font-style-asian="normal" style:font-style-complex="normal"/>
    </style:style>
    <style:style style:name="ce9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2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32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1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6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1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1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ackground-color="transparent" style:vertical-align="middle"/>
      <style:text-properties style:font-name="Avenir1"/>
    </style:style>
    <style:style style:name="ce203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1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1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4" fo:font-weight="bold"/>
    </style:style>
    <style:style style:name="ce231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4" fo:font-weight="normal"/>
    </style:style>
    <style:style style:name="ce231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4" fo:font-weight="bold"/>
    </style:style>
    <style:style style:name="ce23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2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73" style:family="table-cell" style:parent-style-name="Default">
      <style:table-cell-properties fo:border="0.06pt solid #000000" style:vertical-align="middle"/>
      <style:text-properties style:font-name="Avenir1"/>
    </style:style>
    <style:style style:name="ce2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7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9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2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2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72" calcext:value-type="float" table:number-columns-spanned="2" table:number-rows-spanned="1">
            <text:p>37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4" calcext:value-type="float">
            <text:p>3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43" calcext:value-type="float">
            <text:p>34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78" calcext:value-type="float">
            <text:p>7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4" calcext:value-type="float">
            <text:p>4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52" calcext:value-type="float">
            <text:p>52</text:p>
          </table:table-cell>
          <table:table-cell table:style-name="ce698" table:formula="of:=([.$M22]/[.$E$13])*100" office:value-type="float" office:value="15.1162790697674" calcext:value-type="float">
            <text:p>15,12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6" calcext:value-type="float">
            <text:p>6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8" calcext:value-type="float">
            <text:p>18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78" calcext:value-type="float">
            <text:p>78</text:p>
          </table:table-cell>
          <table:table-cell table:style-name="ce698" table:formula="of:=([.$M23]/[.$E$13])*100" office:value-type="float" office:value="22.6744186046512" calcext:value-type="float">
            <text:p>22,67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74" calcext:value-type="float">
            <text:p>74</text:p>
          </table:table-cell>
          <table:table-cell table:style-name="ce698" table:formula="of:=([.$M24]/[.$E$13])*100" office:value-type="float" office:value="21.5116279069767" calcext:value-type="float">
            <text:p>21,51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80" calcext:value-type="float">
            <text:p>80</text:p>
          </table:table-cell>
          <table:table-cell table:style-name="ce698" table:formula="of:=([.$M25]/[.$E$13])*100" office:value-type="float" office:value="23.2558139534884" calcext:value-type="float">
            <text:p>23,26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2.2093023255814" calcext:value-type="float">
            <text:p>12,21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23255813953488" calcext:value-type="float">
            <text:p>5,23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4" calcext:value-type="float">
            <text:p>34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80" calcext:value-type="float">
            <text:p>8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 helyhez kötve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0" calcext:value-type="float">
            <text:p>14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" calcext:value-type="float">
            <text:p>12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4" table:content-validation-name="val73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485"/>
        <table:table-column table:style-name="co16" table:default-cell-style-name="ce485"/>
        <table:table-column table:style-name="co14" table:default-cell-style-name="ce485"/>
        <table:table-column table:style-name="co17" table:default-cell-style-name="ce485"/>
        <table:table-column table:style-name="co18" table:default-cell-style-name="ce485"/>
        <table:table-column table:style-name="co19" table:default-cell-style-name="ce485"/>
        <table:table-column table:style-name="co20" table:default-cell-style-name="ce485"/>
        <table:table-column table:style-name="co21" table:default-cell-style-name="ce485"/>
        <table:table-column table:style-name="co22" table:default-cell-style-name="ce485"/>
        <table:table-column table:style-name="co23" table:default-cell-style-name="ce485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1" calcext:value-type="float">
            <text:p>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539" table:content-validation-name="val86"/>
          <table:table-cell table:style-name="ce557" table:content-validation-name="val91" table:number-columns-spanned="3" table:number-rows-spanned="1"/>
          <table:covered-table-cell table:style-name="ce55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itkos szervezet 🔁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Éneklé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3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3"/>
          <table:covered-table-cell table:style-name="ce484"/>
          <table:table-cell table:style-name="Default"/>
        </table:table-row>
        <table:table-row table:style-name="ro7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14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951" table:number-columns-spanned="5" table:number-rows-spanned="1"/>
          <table:covered-table-cell table:number-columns-repeated="3" table:style-name="ce602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26" calcext:value-type="float">
            <text:p>26 HM</text:p>
          </table:table-cell>
          <table:table-cell table:style-name="ce602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7" table:content-validation-name="val125" office:value-type="float" office:value="10" calcext:value-type="float">
            <text:p>10</text:p>
          </table:table-cell>
          <table:table-cell table:style-name="ce807" table:content-validation-name="val138" table:formula="of:=([Alapértékek.C21])+([Alapértékek.C22])+[Alapértékek.$D$8]+(3*[Alapértékek.J34])" office:value-type="float" office:value="10" calcext:value-type="float">
            <text:p>10</text:p>
          </table:table-cell>
          <table:table-cell table:style-name="ce931" table:content-validation-name="val148" table:formula="of:=[.C4]+[.D4]" office:value-type="float" office:value="20" calcext:value-type="float">
            <text:p>20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38" table:content-validation-name="val179" table:formula="of:=[$Data.C18]*(SUM([$Alapértékek.J32:.J53])+SUM([$Alapértékek.J18:.J21]))" office:value-type="float" office:value="78" calcext:value-type="float">
            <text:p>78 HM</text:p>
          </table:table-cell>
          <table:table-cell table:style-name="ce602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HIÁNYZIK</text:p>
          </table:table-cell>
          <table:table-cell table:style-name="ce1170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3" calcext:value-type="float">
            <text:p>13</text:p>
          </table:table-cell>
          <table:table-cell table:style-name="ce807" table:content-validation-name="val125" office:value-type="float" office:value="20" calcext:value-type="float">
            <text:p>20</text:p>
          </table:table-cell>
          <table:table-cell table:style-name="ce807" table:content-validation-name="val139" table:formula="of:=2*([Alapértékek.$C$18]+[Alapértékek.$C$20]+[Alapértékek.$C$21])" office:value-type="float" office:value="12" calcext:value-type="float">
            <text:p>12</text:p>
          </table:table-cell>
          <table:table-cell table:style-name="ce931" table:content-validation-name="val149" table:formula="of:=[.C5]+[.B5]+[.D5]" office:value-type="float" office:value="45" calcext:value-type="float">
            <text:p>45</text:p>
          </table:table-cell>
          <table:table-cell table:style-name="ce602" table:number-columns-repeated="5"/>
          <table:table-cell table:style-name="ce960"/>
          <table:table-cell table:style-name="ce73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3" calcext:value-type="float">
            <text:p>13</text:p>
          </table:table-cell>
          <table:table-cell table:style-name="ce807" table:content-validation-name="val125" office:value-type="float" office:value="120" calcext:value-type="float">
            <text:p>120</text:p>
          </table:table-cell>
          <table:table-cell table:style-name="ce807" table:content-validation-name="val140" table:formula="of:=2*([Alapértékek.$C$20]+[Alapértékek.$C$21])" office:value-type="float" office:value="6" calcext:value-type="float">
            <text:p>6</text:p>
          </table:table-cell>
          <table:table-cell table:style-name="ce931" table:content-validation-name="val150" table:formula="of:=[.C6]+[.B6]+[.D6]" office:value-type="float" office:value="139" calcext:value-type="float">
            <text:p>139</text:p>
          </table:table-cell>
          <table:table-cell table:style-name="ce60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602"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31" table:content-validation-name="val151" table:formula="of:=[.C8]+[.B8]+[.D8]" office:value-type="float" office:value="-26" calcext:value-type="float">
            <text:p>-26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38" table:content-validation-name="val180" table:formula="of:=[Data.C22]*[Alapértékek.$D$8]" office:value-type="float" office:value="28" calcext:value-type="float">
            <text:p>28 HM</text:p>
          </table:table-cell>
          <table:table-cell table:style-name="ce60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602"/>
          <table:table-cell table:style-name="ce85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52" calcext:value-type="float">
            <text:p>52 KP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3.71428571428571" calcext:value-type="float">
            <text:p>3,71 HM</text:p>
          </table:table-cell>
          <table:table-cell table:style-name="ce60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5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9" table:content-validation-name="val127" office:value-type="string" calcext:value-type="string">
            <text:p>Szint</text:p>
          </table:table-cell>
          <table:table-cell table:style-name="ce809" office:value-type="string" calcext:value-type="string">
            <text:p>KÉ</text:p>
          </table:table-cell>
          <table:table-cell table:style-name="ce809" office:value-type="string" calcext:value-type="string">
            <text:p>TÉ/CÉ</text:p>
          </table:table-cell>
          <table:table-cell table:style-name="ce809" office:value-type="string" calcext:value-type="string">
            <text:p>VÉ</text:p>
          </table:table-cell>
          <table:table-cell table:style-name="ce809" table:content-validation-name="val165" office:value-type="string" calcext:value-type="string">
            <text:p>Harckeret</text:p>
          </table:table-cell>
          <table:table-cell table:style-name="ce80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2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6" calcext:value-type="float">
            <text:p>6</text:p>
          </table:table-cell>
          <table:table-cell table:style-name="ce618" table:content-validation-name="val112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4];harcmodorok;3)+[.$E$5]" office:value-type="float" office:value="54" calcext:value-type="float">
            <text:p>54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5];harcmodorok;3)+[.$E$5]" office:value-type="float" office:value="57" calcext:value-type="float">
            <text:p>57</text:p>
          </table:table-cell>
          <table:table-cell table:style-name="ce618" table:content-validation-name="val112" table:formula="of:=VLOOKUP([.$C15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2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6" calcext:value-type="float">
            <text:p>6</text:p>
          </table:table-cell>
          <table:table-cell table:style-name="ce618" table:content-validation-name="val112" table:formula="of:=VLOOKUP([.$C16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6];harcmodorok;3)+[.$E$5]" office:value-type="float" office:value="54" calcext:value-type="float">
            <text:p>54</text:p>
          </table:table-cell>
          <table:table-cell table:style-name="ce618" table:content-validation-name="val11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0" calcext:value-type="float">
            <text:p>0</text:p>
          </table:table-cell>
          <table:table-cell table:style-name="ce618" table:content-validation-name="val112" table:formula="of:=VLOOKUP([.$C17];harcmodorok;3)+[.$E$5]" office:value-type="float" office:value="15" calcext:value-type="float">
            <text:p>15</text:p>
          </table:table-cell>
          <table:table-cell table:style-name="ce618" table:content-validation-name="val112" table:formula="of:=VLOOKUP([.$C17];harcmodorok;4)+[.$E$6]" office:value-type="float" office:value="109" calcext:value-type="float">
            <text:p>109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2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0" calcext:value-type="float">
            <text:p>0</text:p>
          </table:table-cell>
          <table:table-cell table:style-name="ce618" table:content-validation-name="val112" table:formula="of:=VLOOKUP([.$C18];harcmodorok;3)+[.$E$5]" office:value-type="float" office:value="15" calcext:value-type="float">
            <text:p>15</text:p>
          </table:table-cell>
          <table:table-cell table:style-name="ce618" table:content-validation-name="val112" table:formula="of:=VLOOKUP([.$C18];harcmodorok;4)+[.$E$6]" office:value-type="float" office:value="109" calcext:value-type="float">
            <text:p>109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6" calcext:value-type="float">
            <text:p>6</text:p>
          </table:table-cell>
          <table:table-cell table:style-name="ce618" table:content-validation-name="val112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9];harcmodorok;3)+[.$E$8]" office:value-type="float" office:value="-17" calcext:value-type="float">
            <text:p>-1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19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797" table:content-validation-name="val112"/>
          <table:table-cell table:style-name="ce60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0" calcext:value-type="float">
            <text:p>0</text:p>
          </table:table-cell>
          <table:table-cell table:style-name="ce618" table:content-validation-name="val112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0" calcext:value-type="float">
            <text:p>0</text:p>
          </table:table-cell>
          <table:table-cell table:style-name="ce618" table:content-validation-name="val112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HIÁNYZIK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0" calcext:value-type="float">
            <text:p>0</text:p>
          </table:table-cell>
          <table:table-cell table:style-name="ce618" table:content-validation-name="val112" table:formula="of:=VLOOKUP([.$C22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11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4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8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04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0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38" table:formula="of:=IF([.$Y26] = 1; &quot;/&quot; &amp; ([.$V26] + 2); &quot;&quot;)">
            <text:p/>
          </table:table-cell>
          <table:table-cell table:style-name="ce1544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04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0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38" table:formula="of:=IF([.$Y27] = 1; &quot;/&quot; &amp; ([.$V27] + 2); &quot;&quot;)">
            <text:p/>
          </table:table-cell>
          <table:table-cell table:style-name="ce1544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Kard, másfélkezes 2K</text:p>
          </table:table-cell>
          <table:table-cell table:style-name="ce512" table:content-validation-name="val113" table:formula="of:=VLOOKUP([.$A28];kezifegyverek_all;14;0)" office:value-type="float" office:value="8" calcext:value-type="float">
            <text:p>8</text:p>
          </table:table-cell>
          <table:table-cell table:style-name="ce818" table:content-validation-name="val129" office:value-type="float" office:value="1" calcext:value-type="float">
            <text:p>1</text:p>
          </table:table-cell>
          <table:table-cell table:style-name="ce873" table:content-validation-name="val112" table:formula="of:=VLOOKUP([.$A28];kezifegyverek_all;11;0) + ([.$C28]*[Data.$S$6])" office:value-type="float" office:value="10" calcext:value-type="float">
            <text:p>10</text:p>
          </table:table-cell>
          <table:table-cell table:style-name="ce873" table:content-validation-name="val112" table:formula="of:=VLOOKUP([.$A28];kezifegyverek_all;12;0) + ([.$C28]*[Data.$T$6])" office:value-type="float" office:value="19" calcext:value-type="float">
            <text:p>19</text:p>
          </table:table-cell>
          <table:table-cell table:style-name="ce873" table:content-validation-name="val112" table:formula="of:=VLOOKUP([.$A28];kezifegyverek_all;13;0) + ([.$C28]*[Data.$U$6])" office:value-type="float" office:value="19" calcext:value-type="float">
            <text:p>19</text:p>
          </table:table-cell>
          <table:table-cell table:style-name="ce873" table:content-validation-name="val168" table:formula="of:=[.$AA28]" office:value-type="string" office:string-value="9 V/S" calcext:value-type="string">
            <text:p>9 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5" calcext:value-type="float">
            <text:p>5</text:p>
          </table:table-cell>
          <table:table-cell table:style-name="ce1496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V/S" calcext:value-type="string">
            <text:p>V/S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04" table:formula="of:=IF(ISNUMBER([.$R28]); ([.$R28]+[.$S28]+[.$U28]))" office:value-type="float" office:value="9" calcext:value-type="float">
            <text:p>9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04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38" table:formula="of:=IF([.$Y28] = 1; &quot;/&quot; &amp; ([.$V28] + 2); &quot;&quot;)">
            <text:p/>
          </table:table-cell>
          <table:table-cell table:style-name="ce1544" table:formula="of:=IF(ISNUMBER([.$R28]); ([.$R28]+[.$S28]+[.$U28]) &amp; [.$Z28] &amp; &quot; &quot; &amp; [.$T28] &amp; [.$X28]; [Data.$C$32])" office:value-type="string" office:string-value="9 V/S" calcext:value-type="string">
            <text:p>9 V/S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Csatacsákány</text:p>
          </table:table-cell>
          <table:table-cell table:style-name="ce512" table:content-validation-name="val113" table:formula="of:=VLOOKUP([.$A29];kezifegyverek_all;14;0)" office:value-type="float" office:value="8" calcext:value-type="float">
            <text:p>8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5" calcext:value-type="float">
            <text:p>5</text:p>
          </table:table-cell>
          <table:table-cell table:style-name="ce873" table:content-validation-name="val112" table:formula="of:=VLOOKUP([.$A29];kezifegyverek_all;12;0) + ([.$C29]*[Data.$T$6])" office:value-type="float" office:value="14" calcext:value-type="float">
            <text:p>14</text:p>
          </table:table-cell>
          <table:table-cell table:style-name="ce873" table:content-validation-name="val112" table:formula="of:=VLOOKUP([.$A29];kezifegyverek_all;13;0) + ([.$C29]*[Data.$U$6])" office:value-type="float" office:value="5" calcext:value-type="float">
            <text:p>5</text:p>
          </table:table-cell>
          <table:table-cell table:style-name="ce873" table:content-validation-name="val168" table:formula="of:=[.$AA29]" office:value-type="string" office:string-value="8 Z +10Á" calcext:value-type="string">
            <text:p>8 Z +10Á</text:p>
          </table:table-cell>
          <table:table-cell table:style-name="ce850" table:content-validation-name="val5" table:formula="of:=VLOOKUP([.$A29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5" calcext:value-type="float">
            <text:p>5</text:p>
          </table:table-cell>
          <table:table-cell table:style-name="ce1496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Z" calcext:value-type="string">
            <text:p>Z</text:p>
          </table:table-cell>
          <table:table-cell table:style-name="ce1523" table:formula="of:=MIN([Data.$C$34]; VLOOKUP([.$A29]; kezifegyverek_all; 4; 0))" office:value-type="float" office:value="3" calcext:value-type="float">
            <text:p>3</text:p>
          </table:table-cell>
          <table:table-cell table:style-name="ce1504" table:formula="of:=IF(ISNUMBER([.$R29]); ([.$R29]+[.$S29]+[.$U29]))" office:value-type="float" office:value="8" calcext:value-type="float">
            <text:p>8</text:p>
          </table:table-cell>
          <table:table-cell table:style-name="ce1513" table:formula="of:=VLOOKUP([.$A29]; kezifegyverek_all; 6; 0)" office:value-type="float" office:value="10" calcext:value-type="float">
            <text:p>10</text:p>
          </table:table-cell>
          <table:table-cell table:style-name="ce1504" table:formula="of:=IF(AND(ISNUMBER([.$W29]); [.$W29] &gt; 0); &quot; +&quot; &amp; [.$W29] &amp; &quot;Á&quot;; &quot;&quot;)" office:value-type="string" office:string-value=" +10Á" calcext:value-type="string">
            <text:p><text:s/>+10Á</text:p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538" table:formula="of:=IF([.$Y29] = 1; &quot;/&quot; &amp; ([.$V29] + 2); &quot;&quot;)">
            <text:p/>
          </table:table-cell>
          <table:table-cell table:style-name="ce1544" table:formula="of:=IF(ISNUMBER([.$R29]); ([.$R29]+[.$S29]+[.$U29]) &amp; [.$Z29] &amp; &quot; &quot; &amp; [.$T29] &amp; [.$X29]; [Data.$C$32])" office:value-type="string" office:string-value="8 Z +10Á" calcext:value-type="string">
            <text:p>8 Z +10Á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30];kezifegyverek_all;14;0)" office:value-type="float" office:value="6" calcext:value-type="float">
            <text:p>6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float" office:value="2" calcext:value-type="float">
            <text:p>2</text:p>
          </table:table-cell>
          <table:table-cell table:style-name="ce873" table:content-validation-name="val112" table:formula="of:=VLOOKUP([.$A30];kezifegyverek_all;12;0) + ([.$C30]*[Data.$T$6])" office:value-type="float" office:value="4" calcext:value-type="float">
            <text:p>4</text:p>
          </table:table-cell>
          <table:table-cell table:style-name="ce873" table:content-validation-name="val112" table:formula="of:=VLOOKUP([.$A30];kezifegyverek_all;13;0) + ([.$C30]*[Data.$U$6])" office:value-type="float" office:value="4" calcext:value-type="float">
            <text:p>4</text:p>
          </table:table-cell>
          <table:table-cell table:style-name="ce873" table:content-validation-name="val168" table:formula="of:=[.$AA30]" office:value-type="string" office:string-value="4 S/V" calcext:value-type="string">
            <text:p>4 S/V</text:p>
          </table:table-cell>
          <table:table-cell table:style-name="ce850" table:content-validation-name="val5" table:formula="of:=VLOOKUP([.$A30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float" office:value="1" calcext:value-type="float">
            <text:p>1</text:p>
          </table:table-cell>
          <table:table-cell table:style-name="ce149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S/V" calcext:value-type="string">
            <text:p>S/V</text:p>
          </table:table-cell>
          <table:table-cell table:style-name="ce1523" table:formula="of:=MIN([Data.$C$34]; VLOOKUP([.$A30]; kezifegyverek_all; 4; 0))" office:value-type="float" office:value="3" calcext:value-type="float">
            <text:p>3</text:p>
          </table:table-cell>
          <table:table-cell table:style-name="ce1504" table:formula="of:=IF(ISNUMBER([.$R30]); ([.$R30]+[.$S30]+[.$U30]))" office:value-type="float" office:value="4" calcext:value-type="float">
            <text:p>4</text:p>
          </table:table-cell>
          <table:table-cell table:style-name="ce1513" table:formula="of:=VLOOKUP([.$A30]; kezifegyverek_all; 6; 0)" office:value-type="float" office:value="0" calcext:value-type="float">
            <text:p>0</text:p>
          </table:table-cell>
          <table:table-cell table:style-name="ce1504" table:formula="of:=IF(AND(ISNUMBER([.$W30]); [.$W30] &gt; 0); &quot; +&quot; &amp; [.$W30] &amp; &quot;Á&quot;; &quot;&quot;)">
            <text:p/>
          </table:table-cell>
          <table:table-cell table:style-name="ce1513" table:formula="of:=VLOOKUP([.$A30]; kezifegyverek_all; 7; 0)" office:value-type="float" office:value="0" calcext:value-type="float">
            <text:p>0</text:p>
          </table:table-cell>
          <table:table-cell table:style-name="ce1538" table:formula="of:=IF([.$Y30] = 1; &quot;/&quot; &amp; ([.$V30] + 2); &quot;&quot;)">
            <text:p/>
          </table:table-cell>
          <table:table-cell table:style-name="ce1544" table:formula="of:=IF(ISNUMBER([.$R30]); ([.$R30]+[.$S30]+[.$U30]) &amp; [.$Z30] &amp; &quot; &quot; &amp; [.$T30] &amp; [.$X30]; [Data.$C$32])" office:value-type="string" office:string-value="4 S/V" calcext:value-type="string">
            <text:p>4 S/V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HIÁNYZIK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HIÁNYZIK</text:p>
          </table:table-cell>
          <table:table-cell table:style-name="ce149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1]; kezifegyverek_all; 4; 0))" office:value-type="string" office:string-value="" calcext:value-type="error">
            <text:p>#HIÁNYZIK</text:p>
          </table:table-cell>
          <table:table-cell table:style-name="ce150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HIÁNYZIK</text:p>
          </table:table-cell>
          <table:table-cell table:style-name="ce1504" table:formula="of:=IF(AND(ISNUMBER([.$W31]); [.$W31] &gt; 0); &quot; +&quot; &amp; [.$W31] &amp; &quot;Á&quot;; &quot;&quot;)" office:value-type="string" office:string-value="" calcext:value-type="error">
            <text:p>#HIÁNYZIK</text:p>
          </table:table-cell>
          <table:table-cell table:style-name="ce1513" table:formula="of:=VLOOKUP([.$A31]; kezifegyverek_all; 7; 0)" office:value-type="string" office:string-value="" calcext:value-type="error">
            <text:p>#HIÁNYZIK</text:p>
          </table:table-cell>
          <table:table-cell table:style-name="ce1538" table:formula="of:=IF([.$Y31] = 1; &quot;/&quot; &amp; ([.$V31] + 2); &quot;&quot;)" office:value-type="string" office:string-value="" calcext:value-type="error">
            <text:p>#HIÁNYZIK</text:p>
          </table:table-cell>
          <table:table-cell table:style-name="ce1544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HIÁNYZIK</text:p>
          </table:table-cell>
          <table:table-cell table:style-name="ce81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HIÁNYZIK</text:p>
          </table:table-cell>
          <table:table-cell table:style-name="ce149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HIÁNYZIK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HIÁNYZIK</text:p>
          </table:table-cell>
          <table:table-cell table:style-name="ce150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HIÁNYZIK</text:p>
          </table:table-cell>
          <table:table-cell table:style-name="ce150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HIÁNYZIK</text:p>
          </table:table-cell>
          <table:table-cell table:style-name="ce1538" table:formula="of:=IF([.$Y32] = 1; &quot;/&quot; &amp; ([.$V32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544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HIÁNYZIK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HIÁNYZIK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HIÁNYZIK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HIÁNYZIK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96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04" table:formula="of:=IF(ISNUMBER([.$R37]); ([.$R37]+[.$S37]+[.$U37]))" office:value-type="float" office:value="1" calcext:value-type="float">
            <text:p>1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04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44" table:formula="of:=IF(ISNUMBER([.$V37]); [.$V37] &amp; [.$Z37] &amp; &quot; &quot; &amp; [.$T37] &amp; [.$X37]; [Data.$C$32])" office:value-type="string" office:string-value="1 S" calcext:value-type="string">
            <text:p>1 S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18" table:content-validation-name="val131" office:value-type="float" office:value="0" calcext:value-type="float">
            <text:p>0</text:p>
          </table:table-cell>
          <table:table-cell table:style-name="ce874" table:formula="of:=VLOOKUP([.$A38];tavolsagi_fegyverek_all;11;0)+[.$C38]*[Data.$S$6]" office:value-type="float" office:value="12" calcext:value-type="float">
            <text:p>12</text:p>
          </table:table-cell>
          <table:table-cell table:style-name="ce873" table:content-validation-name="val112" table:formula="of:=VLOOKUP([.$A38];tavolsagi_fegyverek_all;11;0)+[.$C38]*[Data.$T$6]" office:value-type="float" office:value="12" calcext:value-type="float">
            <text:p>12</text:p>
          </table:table-cell>
          <table:table-cell table:style-name="ce873" table:formula="of:=VLOOKUP([.$A38];tavolsagi_fegyverek_all;12;0)" office:value-type="float" office:value="4" calcext:value-type="float">
            <text:p>4</text:p>
          </table:table-cell>
          <table:table-cell table:style-name="ce874" table:content-validation-name="val170" table:formula="of:=[.AA37]" office:value-type="string" office:string-value="1 S" calcext:value-type="string">
            <text:p>1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HIÁNYZIK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HIÁNYZIK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HIÁNYZIK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HIÁNYZIK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HIÁNYZIK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HIÁNYZIK</text:p>
          </table:table-cell>
          <table:table-cell table:number-columns-repeated="232"/>
        </table:table-row>
        <table:table-row table:style-name="ro13">
          <table:table-cell table:style-name="ce624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HIÁNYZIK</text:p>
          </table:table-cell>
          <table:table-cell table:style-name="ce818" table:content-validation-name="val132" office:value-type="float" office:value="0" calcext:value-type="float">
            <text:p>0</text:p>
          </table:table-cell>
          <table:table-cell table:style-name="ce874" table:formula="of:=VLOOKUP([.$A39];tavolsagi_fegyverek_all;11;0)+[.$C39]*[Data.$S$6]" office:value-type="string" office:string-value="" calcext:value-type="error">
            <text:p>#HIÁNYZIK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HIÁNYZIK</text:p>
          </table:table-cell>
          <table:table-cell table:style-name="ce873" table:formula="of:=VLOOKUP([.$A39];tavolsagi_fegyverek_all;12;0)" office:value-type="string" office:string-value="" calcext:value-type="error">
            <text:p>#HIÁNYZIK</text:p>
          </table:table-cell>
          <table:table-cell table:style-name="ce874" table:content-validation-name="val170" table:formula="of:=[.AA38]" office:value-type="string" office:string-value="" calcext:value-type="error">
            <text:p>#HIÁNYZIK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3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3" calcext:value-type="float">
            <text:p>13</text:p>
          </table:table-cell>
          <table:table-cell table:style-name="ce756" table:content-validation-name="val142" table:formula="of:=VLOOKUP( VLOOKUP([.$A26];kezifegyverek_all;15;0); harcmodor_harcertekek;5;0 )+[.$E26]" office:value-type="float" office:value="44" calcext:value-type="float">
            <text:p>44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8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4" calcext:value-type="float">
            <text:p>4</text:p>
          </table:table-cell>
          <table:table-cell table:style-name="ce1522" table:formula="of:=VLOOKUP([$Alapértékek.$J$41];belharc_fortely_all;6;0)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37"/>
        </table:table-row>
        <table:table-row table:style-name="ro2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5" calcext:value-type="float">
            <text:p>2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8" calcext:value-type="float">
            <text:p>58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2" calcext:value-type="float">
            <text:p>152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3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Kard, másfélkezes 2K - kardvívás" calcext:value-type="string" table:number-columns-spanned="2" table:number-rows-spanned="1">
            <text:p>Kard, másfélkezes 2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76" calcext:value-type="float">
            <text:p>76</text:p>
          </table:table-cell>
          <table:table-cell table:style-name="ce816" table:content-validation-name="val142" table:formula="of:=VLOOKUP( VLOOKUP([.$A28];kezifegyverek_all;15;0); harcmodor_harcertekek;6;0 )+[.$F28]" office:value-type="float" office:value="170" calcext:value-type="float">
            <text:p>170</text:p>
          </table:table-cell>
          <table:table-cell table:style-name="ce711" table:content-validation-name="val168" table:formula="of:=[.G28]" office:value-type="string" office:string-value="9 V/S" calcext:value-type="string">
            <text:p>9 V/S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Csatacsákány - zúzás" calcext:value-type="string" table:number-columns-spanned="2" table:number-rows-spanned="1">
            <text:p>Csatacsákány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28" calcext:value-type="float">
            <text:p>28</text:p>
          </table:table-cell>
          <table:table-cell table:style-name="ce756" table:content-validation-name="val142" table:formula="of:=VLOOKUP( VLOOKUP([.$A29];kezifegyverek_all;15;0); harcmodor_harcertekek;5;0 )+[.$E29]" office:value-type="float" office:value="68" calcext:value-type="float">
            <text:p>68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3" calcext:value-type="float">
            <text:p>153</text:p>
          </table:table-cell>
          <table:table-cell table:style-name="ce711" table:content-validation-name="val168" table:formula="of:=[.G29]" office:value-type="string" office:string-value="8 Z +10Á" calcext:value-type="string">
            <text:p>8 Z +10Á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30];kezifegyverek_all;15;0); harcmodor_harcertekek;4;0 )+[.$D30]" office:value-type="float" office:value="25" calcext:value-type="float">
            <text:p>25</text:p>
          </table:table-cell>
          <table:table-cell table:style-name="ce756" table:content-validation-name="val142" table:formula="of:=VLOOKUP( VLOOKUP([.$A30];kezifegyverek_all;15;0); harcmodor_harcertekek;5;0 )+[.$E30]" office:value-type="float" office:value="58" calcext:value-type="float">
            <text:p>58</text:p>
          </table:table-cell>
          <table:table-cell table:style-name="ce816" table:content-validation-name="val142" table:formula="of:=VLOOKUP( VLOOKUP([.$A30];kezifegyverek_all;15;0); harcmodor_harcertekek;6;0 )+[.$F30]" office:value-type="float" office:value="152" calcext:value-type="float">
            <text:p>152</text:p>
          </table:table-cell>
          <table:table-cell table:style-name="ce711" table:content-validation-name="val168" table:formula="of:=[.G30]" office:value-type="string" office:string-value="4 S/V" calcext:value-type="string">
            <text:p>4 S/V</text:p>
          </table:table-cell>
          <table:table-cell table:style-name="ce108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HIÁNYZIK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HIÁNYZIK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HIÁNYZIK</text:p>
          </table:table-cell>
          <table:covered-table-cell table:style-name="ce690" table:content-validation-name="val114"/>
          <table:table-cell table:style-name="ce83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HIÁNYZIK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HIÁNYZIK</text:p>
          </table:table-cell>
          <table:table-cell table:style-name="ce83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Hajítótőr - hajítás" calcext:value-type="string" table:number-columns-spanned="2" table:number-rows-spanned="1">
            <text:p>Hajítótőr - hajítás</text:p>
          </table:table-cell>
          <table:covered-table-cell table:style-name="ce691" table:content-validation-name="val104"/>
          <table:table-cell table:style-name="ce832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5" calcext:value-type="float">
            <text:p>35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5" calcext:value-type="float">
            <text:p>-5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32" table:content-validation-name="val170" table:formula="of:=[.G38]" office:value-type="string" office:string-value="1 S" calcext:value-type="string">
            <text:p>1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HIÁNYZIK</text:p>
          </table:table-cell>
          <table:covered-table-cell table:style-name="ce692" table:content-validation-name="val104"/>
          <table:table-cell table:style-name="ce834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HIÁNYZIK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HIÁNYZIK</text:p>
          </table:table-cell>
          <table:table-cell table:style-name="ce834" table:content-validation-name="val170" table:formula="of:=[.G39]" office:value-type="string" office:string-value="" calcext:value-type="error">
            <text:p>#HIÁNYZIK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HIÁNYZIK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81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HIÁNYZIK</text:p>
          </table:table-cell>
          <table:table-cell table:style-name="ce754" table:formula="of:=VLOOKUP([.$A56];teljes_harcertekek_all;4;0) + [.$K$56]" office:value-type="string" office:string-value="" calcext:value-type="error">
            <text:p>#HIÁNYZIK</text:p>
          </table:table-cell>
          <table:table-cell table:style-name="ce754" table:formula="of:=VLOOKUP([.$A56];teljes_harcertekek_all;5;0) + [.$L$56]" office:value-type="string" office:string-value="" calcext:value-type="error">
            <text:p>#HIÁNYZIK</text:p>
          </table:table-cell>
          <table:table-cell table:style-name="ce754" table:formula="of:=VLOOKUP([.$A56];teljes_harcertekek_all;6;0) + [.$M$56]" office:value-type="string" office:string-value="" calcext:value-type="error">
            <text:p>#HIÁNYZIK</text:p>
          </table:table-cell>
          <table:table-cell table:style-name="ce920" table:formula="of:=VLOOKUP([.$A56];teljes_harcertekek_all;7;0)" office:value-type="string" office:string-value="" calcext:value-type="error">
            <text:p>#HIÁNYZIK</text:p>
          </table:table-cell>
          <table:table-cell table:style-name="ce1111" table:number-columns-spanned="2" table:number-rows-spanned="1"/>
          <table:covered-table-cell table:style-name="ce1111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HIÁNYZIK</text:p>
          </table:table-cell>
          <table:table-cell table:style-name="ce757" table:formula="of:=VLOOKUP([.$A57];teljes_harcertekek_all;4;0) + [.$K$56]" office:value-type="string" office:string-value="" calcext:value-type="error">
            <text:p>#HIÁNYZIK</text:p>
          </table:table-cell>
          <table:table-cell table:style-name="ce757" table:formula="of:=VLOOKUP([.$A57];teljes_harcertekek_all;5;0) + [.$L$56]" office:value-type="string" office:string-value="" calcext:value-type="error">
            <text:p>#HIÁNYZIK</text:p>
          </table:table-cell>
          <table:table-cell table:style-name="ce757" table:formula="of:=VLOOKUP([.$A57];teljes_harcertekek_all;6;0) + [.$M$56]" office:value-type="string" office:string-value="" calcext:value-type="error">
            <text:p>#HIÁNYZIK</text:p>
          </table:table-cell>
          <table:table-cell table:style-name="ce757" table:formula="of:=VLOOKUP([.$A57];teljes_harcertekek_all;7;0)" office:value-type="string" office:string-value="" calcext:value-type="error">
            <text:p>#HIÁNYZIK</text:p>
          </table:table-cell>
          <table:table-cell table:style-name="ce1113" table:number-columns-spanned="2" table:number-rows-spanned="1"/>
          <table:covered-table-cell table:style-name="ce1113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HIÁNYZIK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9"/>
          <table:table-cell table:style-name="ce937" table:content-validation-name="val133" office:value-type="string" calcext:value-type="string">
            <text:p>Tám/kör</text:p>
          </table:table-cell>
          <table:table-cell table:style-name="ce937" office:value-type="string" calcext:value-type="string">
            <text:p>KÉ</text:p>
          </table:table-cell>
          <table:table-cell table:style-name="ce937" office:value-type="string" calcext:value-type="string">
            <text:p>TÉ</text:p>
          </table:table-cell>
          <table:table-cell table:style-name="ce9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73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HIÁNYZIK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2];kezifegyverek_all;10;0)" office:value-type="string" office:string-value="" calcext:value-type="error">
            <text:p>#HIÁNYZIK</text:p>
          </table:table-cell>
          <table:table-cell table:style-name="ce905" table:formula="of:=VLOOKUP([.$B$62];valasztott_fegyverek_all;2;0)" office:value-type="string" office:string-value="" calcext:value-type="error">
            <text:p>#HIÁNYZIK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HIÁNYZIK</text:p>
          </table:table-cell>
          <table:table-cell table:style-name="ce1504" table:formula="of:=VLOOKUP([.$B62];valasztott_fegyverek_all;3;0) * [Data.$V$6]" office:value-type="string" office:string-value="" calcext:value-type="error">
            <text:p>#HIÁNYZIK</text:p>
          </table:table-cell>
          <table:table-cell table:style-name="ce1257" table:formula="of:=VLOOKUP([.$B62]; kezifegyverek_all; 5; 0)" office:value-type="string" office:string-value="" calcext:value-type="error">
            <text:p>#HIÁNYZIK</text:p>
          </table:table-cell>
          <table:table-cell table:style-name="ce1523" table:formula="of:=MIN([Data.$C$34]; VLOOKUP([.$B62]; kezifegyverek_all; 4; 0))" office:value-type="string" office:string-value="" calcext:value-type="error">
            <text:p>#HIÁNYZIK</text:p>
          </table:table-cell>
          <table:table-cell table:style-name="ce150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HIÁNYZIK</text:p>
          </table:table-cell>
          <table:table-cell table:style-name="ce1504" table:formula="of:=IF(AND(ISNUMBER([.$W62]); [.$W62] &gt; 0); &quot; +&quot; &amp; [.$W62] &amp; &quot;Á&quot;; &quot;&quot;)" office:value-type="string" office:string-value="" calcext:value-type="error">
            <text:p>#HIÁNYZIK</text:p>
          </table:table-cell>
          <table:table-cell table:style-name="ce1513" table:formula="of:=VLOOKUP([.$B62]; kezifegyverek_all; 7; 0)" office:value-type="string" office:string-value="" calcext:value-type="error">
            <text:p>#HIÁNYZIK</text:p>
          </table:table-cell>
          <table:table-cell table:style-name="ce1538" table:formula="of:=IF([.$Y62] = 1; &quot;/&quot; &amp; ([.$V62] + 2); &quot;&quot;)" office:value-type="string" office:string-value="" calcext:value-type="error">
            <text:p>#HIÁNYZIK</text:p>
          </table:table-cell>
          <table:table-cell table:style-name="ce1544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73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HIÁNYZIK</text:p>
          </table:table-cell>
          <table:table-cell table:style-name="ce1214" table:formula="of:=VLOOKUP([.$B63];valasztott_fegyverek_all;3;0) * [Data.$V$6]" office:value-type="string" office:string-value="" calcext:value-type="error">
            <text:p>#HIÁNYZIK</text:p>
          </table:table-cell>
          <table:table-cell table:style-name="ce1518" table:formula="of:=VLOOKUP([.$B63]; kezifegyverek_all; 5; 0)" office:value-type="string" office:string-value="" calcext:value-type="error">
            <text:p>#HIÁNYZIK</text:p>
          </table:table-cell>
          <table:table-cell table:style-name="ce1261" table:formula="of:=MIN([Data.$C$34]; VLOOKUP([.$B63]; kezifegyverek_all; 4; 0))" office:value-type="string" office:string-value="" calcext:value-type="error">
            <text:p>#HIÁNYZIK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HIÁNYZIK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HIÁNYZIK</text:p>
          </table:table-cell>
          <table:table-cell table:style-name="ce1207" table:formula="of:=VLOOKUP([.$B63]; kezifegyverek_all; 7; 0)" office:value-type="string" office:string-value="" calcext:value-type="error">
            <text:p>#HIÁNYZIK</text:p>
          </table:table-cell>
          <table:table-cell table:style-name="ce1537" table:formula="of:=IF([.$Y63] = 1; &quot;/&quot; &amp; ([.$V63] + 2); &quot;&quot;)" office:value-type="string" office:string-value="" calcext:value-type="error">
            <text:p>#HIÁNYZIK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7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6"/>
          <table:table-cell table:style-name="ce846"/>
          <table:table-cell table:style-name="ce95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2" table:formula="of:=[.O62]+[.O66]" office:value-type="string" office:string-value="" calcext:value-type="error">
            <text:p>#HIÁNYZIK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04"/>
          <table:table-cell table:style-name="ce1513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3];kezifegyverek_all;10;0)" office:value-type="string" office:string-value="" calcext:value-type="error">
            <text:p>#HIÁNYZIK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04"/>
          <table:table-cell table:style-name="ce1513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8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8" table:content-validation-name="val155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9" table:number-columns-spanned="2" table:number-rows-spanned="1"/>
          <table:covered-table-cell table:style-name="ce77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7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9" table:content-validation-name="val124" table:number-columns-spanned="2" table:number-rows-spanned="1"/>
          <table:covered-table-cell table:style-name="ce78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44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20" calcext:value-type="float" table:number-columns-spanned="3" table:number-rows-spanned="1">
            <text:p>20,</text:p>
          </table:table-cell>
          <table:covered-table-cell table:style-name="ce775"/>
          <table:covered-table-cell table:style-name="ce81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 table:number-columns-repeated="2"/>
          <table:table-cell table:style-name="ce105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/>
          <table:table-cell table:style-name="ce1103"/>
          <table:table-cell table:style-name="ce117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3"/>
          <table:table-cell table:style-name="ce1028"/>
          <table:table-cell table:style-name="ce1105"/>
          <table:table-cell table:style-name="ce1178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5"/>
          <table:table-cell table:style-name="ce1030"/>
          <table:table-cell table:style-name="ce1107"/>
          <table:table-cell table:style-name="ce1179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3" calcext:value-type="float">
            <text:p>-3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3" calcext:value-type="float">
            <text:p>-13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3" calcext:value-type="float">
            <text:p>-23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485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74" calcext:value-type="float" table:number-columns-spanned="2" table:number-rows-spanned="1">
            <text:p>7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3" calcext:value-type="float" table:number-columns-spanned="3" table:number-rows-spanned="1">
            <text:p>2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2"/>
          <table:covered-table-cell table:style-name="ce1589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2"/>
          <table:covered-table-cell table:style-name="ce159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2"/>
          <table:covered-table-cell table:style-name="ce1590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6" calcext:value-type="float">
            <text:p>6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6" office:value-type="string" calcext:value-type="string" table:number-columns-spanned="4" table:number-rows-spanned="1">
            <text:p>Szakrális (papi)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 office:value-type="float" office:value="1" calcext:value-type="float">
            <text:p>1</text:p>
          </table:table-cell>
          <table:table-cell table:style-name="ce1487" table:content-validation-name="val112" table:formula="of:=[.$L12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98" office:value-type="string" calcext:value-type="string" table:number-columns-spanned="4" table:number-rows-spanned="1">
            <text:p>➖➖ Jelenségek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198" office:value-type="string" calcext:value-type="string" table:number-columns-spanned="4" table:number-rows-spanned="1">
            <text:p>➖➖ Életerő Szféra ➖➖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office:value-type="string" calcext:value-type="string" table:number-columns-spanned="3" table:number-rows-spanned="1">
            <text:p>Áldás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99" office:value-type="string" calcext:value-type="string" table:number-columns-spanned="3" table:number-rows-spanned="1">
            <text:p>Litánia, Rituálé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3"/>
          <table:table-cell table:style-name="ce2225"/>
          <table:table-cell table:style-name="ce485" table:number-columns-repeated="241"/>
          <table:table-cell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number-columns-repeated="16126"/>
        </table:table-row>
        <table:table-row table:style-name="ro19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9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2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2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2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22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1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2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11"> </text:span><text:span text:style-name="T12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8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16367"/>
        </table:table-row>
        <table:table-row table:style-name="ro23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3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4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Kopja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99" calcext:value-type="float">
            <text:p>99</text:p>
          </table:table-cell>
          <table:table-cell table:style-name="ce2216" office:value-type="string" calcext:value-type="string">
            <text:p>lándzsavívás</text:p>
          </table:table-cell>
          <table:table-cell table:style-name="ce2242" office:value-type="string" calcext:value-type="string">
            <text:p>Csak lovon használható.Csak Lovas rohamból használható.</text:p>
          </table:table-cell>
          <table:table-cell table:style-name="ce753" table:number-columns-repeated="241"/>
          <table:table-cell table:number-columns-repeated="16126"/>
        </table:table-row>
        <table:table-row table:style-name="ro21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703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16367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,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12" calcext:value-type="float">
            <text:p>12</text:p>
          </table:table-cell>
          <table:table-cell table:style-name="ce1984" office:value-type="float" office:value="28" calcext:value-type="float">
            <text:p>28</text:p>
          </table:table-cell>
          <table:table-cell table:style-name="ce1964" office:value-type="float" office:value="28" calcext:value-type="float">
            <text:p>28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48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3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3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57"/>
          <table:table-cell table:style-name="ce1912" table:number-columns-repeated="8"/>
          <table:table-cell table:number-columns-repeated="16358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16367"/>
        </table:table-row>
        <table:table-row table:style-name="ro2">
          <table:table-cell table:style-name="ce48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15">20m </text:span><text:span text:style-name="T16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11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16358"/>
        </table:table-row>
        <table:table-row table:style-name="ro22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3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1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2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16358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485" table:number-columns-repeated="5"/>
          <table:table-cell table:number-columns-repeated="4"/>
          <table:table-cell table:style-name="ce2245" table:number-columns-repeated="232"/>
          <table:table-cell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485" table:number-columns-repeated="5"/>
          <table:table-cell table:style-name="ce2245" table:number-columns-repeated="4"/>
          <table:table-cell table:number-columns-repeated="16358"/>
        </table:table-row>
        <table:table-row table:style-name="ro19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48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222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03" table:number-columns-repeated="4"/>
          <table:table-cell table:number-columns-repeated="8"/>
          <table:table-cell table:style-name="ce2222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16368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2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8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8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34"/>
          <table:covered-table-cell table:style-name="ce2035"/>
          <table:covered-table-cell table:number-columns-repeated="3" table:style-name="ce2034"/>
          <table:covered-table-cell table:style-name="ce2093"/>
          <table:covered-table-cell table:number-columns-repeated="2" table:style-name="ce2034"/>
          <table:covered-table-cell/>
          <table:covered-table-cell table:style-name="ce2034"/>
          <table:covered-table-cell table:number-columns-repeated="3"/>
        </table:table-row>
        <table:table-row table:style-name="ro2">
          <table:table-cell table:number-columns-repeated="4"/>
          <table:table-cell table:style-name="ce2035"/>
          <table:table-cell table:style-name="ce2034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34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34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4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40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8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41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8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8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8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8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7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42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33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6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7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0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055"/>
          <table:table-cell table:number-columns-repeated="1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7">
          <table:table-cell table:style-name="ce206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485"/>
        <table:table-column table:style-name="co91" table:default-cell-style-name="ce485"/>
        <table:table-column table:style-name="co40" table:number-columns-repeated="254" table:default-cell-style-name="ce485"/>
        <table:table-column table:style-name="co14" table:number-columns-repeated="16128" table:default-cell-style-name="ce485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11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9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11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11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2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3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2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2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2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2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2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2">
          <table:table-cell table:style-name="ce2311" office:value-type="string" calcext:value-type="string">
            <text:p>* Ostorharc harcmodor bekerült</text:p>
          </table:table-cell>
        </table:table-row>
        <table:table-row table:style-name="ro2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2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2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2">
          <table:table-cell table:style-name="ce2311" office:value-type="string" calcext:value-type="string">
            <text:p>* Vezető fortélyok bekerültek</text:p>
          </table:table-cell>
        </table:table-row>
        <table:table-row table:style-name="ro2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2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2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2">
          <table:table-cell table:style-name="ce2311" office:value-type="string" calcext:value-type="string">
            <text:p>* Új: Alakzatharc képzettség</text:p>
          </table:table-cell>
        </table:table-row>
        <table:table-row table:style-name="ro2">
          <table:table-cell table:style-name="ce2311" office:value-type="string" calcext:value-type="string">
            <text:p>* Új: Alakzat: támadó fortély</text:p>
          </table:table-cell>
        </table:table-row>
        <table:table-row table:style-name="ro2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2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2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2">
          <table:table-cell table:style-name="ce2311" office:value-type="string" calcext:value-type="string">
            <text:p>* Új: Koordinátor fortély</text:p>
          </table:table-cell>
        </table:table-row>
        <table:table-row table:style-name="ro2">
          <table:table-cell table:style-name="ce2311" office:value-type="string" calcext:value-type="string">
            <text:p>* Új: Daráló fortély</text:p>
          </table:table-cell>
        </table:table-row>
        <table:table-row table:style-name="ro2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2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311" office:value-type="string" calcext:value-type="string">
            <text:p>* Új: Elpusztíthatatlan fortély</text:p>
          </table:table-cell>
        </table:table-row>
        <table:table-row table:style-name="ro2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2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2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31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2">
          <table:table-cell table:style-name="ce2311" office:value-type="string" calcext:value-type="string">
            <text:p>* Szilánk pontértéknek cella</text:p>
          </table:table-cell>
        </table:table-row>
        <table:table-row table:style-name="ro2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2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2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31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2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2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2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2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2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31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2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2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2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2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2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2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2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311" office:value-type="string" calcext:value-type="string">
            <text:p>* Tradíció lista frissítve</text:p>
          </table:table-cell>
        </table:table-row>
        <table:table-row table:style-name="ro2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2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2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2">
          <table:table-cell table:style-name="ce2311" office:value-type="string" calcext:value-type="string">
            <text:p>* KP Alap megszűnt</text:p>
          </table:table-cell>
        </table:table-row>
        <table:table-row table:style-name="ro2">
          <table:table-cell table:style-name="ce2311" office:value-type="string" calcext:value-type="string">
            <text:p>* KP / Szint: 50 + Intelligencia</text:p>
          </table:table-cell>
        </table:table-row>
        <table:table-row table:style-name="ro2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311" office:value-type="string" calcext:value-type="string">
            <text:p>* Új Leíró Hátterek</text:p>
          </table:table-cell>
        </table:table-row>
        <table:table-row table:style-name="ro2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32">
          <table:table-cell table:style-name="ce2311" office:value-type="string" calcext:value-type="string">
            <text:p>* Szakma lista</text:p>
          </table:table-cell>
        </table:table-row>
        <table:table-row table:style-name="ro32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32">
          <table:table-cell table:style-name="ce2312" office:value-type="string" calcext:value-type="string">
            <text:p>V8.3.0</text:p>
          </table:table-cell>
        </table:table-row>
        <table:table-row table:style-name="ro5">
          <table:table-cell table:style-name="ce2311" office:value-type="string" calcext:value-type="string">
            <text:p>* Történelemismeret: Átfogó</text:p>
          </table:table-cell>
        </table:table-row>
        <table:table-row table:style-name="ro5">
          <table:table-cell table:style-name="ce2311" office:value-type="string" calcext:value-type="string">
            <text:p>* Műveltség: Átlagos (új)</text:p>
          </table:table-cell>
        </table:table-row>
        <table:table-row table:style-name="ro5">
          <table:table-cell table:style-name="ce2311" office:value-type="string" calcext:value-type="string">
            <text:p>* Irodalom-ismeret megszűnt</text:p>
          </table:table-cell>
        </table:table-row>
        <table:table-row table:style-name="ro5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4</text:p>
          </table:table-cell>
        </table:table-row>
        <table:table-row table:style-name="ro5">
          <table:table-cell table:style-name="ce2311" office:value-type="string" calcext:value-type="string">
            <text:p>* Fülek átnevezése, színezése</text:p>
          </table:table-cell>
        </table:table-row>
        <table:table-row table:style-name="ro5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3</text:p>
          </table:table-cell>
        </table:table-row>
        <table:table-row table:style-name="ro5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5">
          <table:table-cell table:style-name="ce2312" office:value-type="string" calcext:value-type="string">
            <text:p>V8.2.2</text:p>
          </table:table-cell>
        </table:table-row>
        <table:table-row table:style-name="ro5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11" office:value-type="string" calcext:value-type="string">
            <text:p>* Kétkezes harc táblázat</text:p>
          </table:table-cell>
        </table:table-row>
        <table:table-row table:style-name="ro5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1.1</text:p>
          </table:table-cell>
        </table:table-row>
        <table:table-row table:style-name="ro5">
          <table:table-cell table:style-name="ce2311" office:value-type="string" calcext:value-type="string">
            <text:p>* Max szint: 21</text:p>
          </table:table-cell>
        </table:table-row>
        <table:table-row table:style-name="ro5">
          <table:table-cell table:style-name="ce2311" office:value-type="string" calcext:value-type="string">
            <text:p>* KP Alap: 150</text:p>
          </table:table-cell>
        </table:table-row>
        <table:table-row table:style-name="ro5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5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7.9.1</text:p>
          </table:table-cell>
        </table:table-row>
        <table:table-row table:style-name="ro5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7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7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55"/>
        <table:table-column table:style-name="co94" table:default-cell-style-name="ce1610"/>
        <table:table-column table:style-name="co15" table:default-cell-style-name="ce2055"/>
        <table:table-column table:style-name="co95" table:default-cell-style-name="ce2055"/>
        <table:table-column table:style-name="co96" table:default-cell-style-name="ce2055"/>
        <table:table-column table:style-name="co97" table:default-cell-style-name="ce2055"/>
        <table:table-column table:style-name="co98" table:default-cell-style-name="ce2055"/>
        <table:table-column table:style-name="co99" table:default-cell-style-name="ce2055"/>
        <table:table-column table:style-name="co100" table:default-cell-style-name="ce2055"/>
        <table:table-column table:style-name="co101" table:default-cell-style-name="ce2055"/>
        <table:table-column table:style-name="co102" table:default-cell-style-name="ce2055"/>
        <table:table-column table:style-name="co89" table:default-cell-style-name="ce2055"/>
        <table:table-column table:style-name="co103" table:default-cell-style-name="ce2055"/>
        <table:table-column table:style-name="co104" table:default-cell-style-name="ce2055"/>
        <table:table-column table:style-name="co105" table:default-cell-style-name="ce2055"/>
        <table:table-column table:style-name="co106" table:default-cell-style-name="ce205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72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5"/>
          <table:covered-table-cell table:style-name="ce2203"/>
          <table:covered-table-cell table:number-columns-repeated="6" table:style-name="ce2195"/>
          <table:covered-table-cell table:number-columns-repeated="3" table:style-name="ce2289"/>
          <table:covered-table-cell table:style-name="ce21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5"/>
          <table:table-cell table:style-name="ce2203"/>
          <table:table-cell table:style-name="ce2195" table:number-columns-repeated="6"/>
          <table:table-cell table:style-name="ce2289" table:number-columns-repeated="3"/>
          <table:table-cell table:style-name="ce21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0" office:value-type="string" calcext:value-type="string">
            <text:p>Szint</text:p>
          </table:table-cell>
          <table:table-cell table:style-name="ce2270" office:value-type="string" calcext:value-type="string" table:number-columns-spanned="2" table:number-rows-spanned="1">
            <text:p>KP</text:p>
          </table:table-cell>
          <table:covered-table-cell table:style-name="ce22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5" office:value-type="string" calcext:value-type="string">
            <text:p>Fok</text:p>
          </table:table-cell>
          <table:table-cell table:style-name="ce21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35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5" table:content-validation-name="val218" office:value-type="string" calcext:value-type="string">
            <text:p>Fok</text:p>
          </table:table-cell>
          <table:table-cell table:style-name="ce218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/>
          <table:table-cell table:style-name="ce2174" table:content-validation-name="val5" table:number-columns-repeated="2"/>
          <table:table-cell table:style-name="ce2066" table:content-validation-name="val5"/>
          <table:table-cell table:style-name="ce2261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1" table:content-validation-name="val5"/>
          <table:table-cell table:style-name="ce219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1" table:content-validation-name="val5" office:value-type="string" calcext:value-type="string">
            <text:p>Szúró</text:p>
          </table:table-cell>
          <table:table-cell table:style-name="ce2191" table:content-validation-name="val5" office:value-type="string" calcext:value-type="string">
            <text:p>Vágó</text:p>
          </table:table-cell>
          <table:table-cell table:style-name="ce2191" table:content-validation-name="val5" office:value-type="string" calcext:value-type="string">
            <text:p>Zúzó</text:p>
          </table:table-cell>
          <table:table-cell table:style-name="ce219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1" table:content-validation-name="val5" office:value-type="string" calcext:value-type="string">
            <text:p>SFÉ</text:p>
          </table:table-cell>
          <table:table-cell table:style-name="ce219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1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8" office:value-type="string" calcext:value-type="string">
            <text:p>Szorzó</text:p>
          </table:table-cell>
          <table:table-cell table:style-name="ce2193" table:content-validation-name="val216" office:value-type="string" calcext:value-type="string">
            <text:p>Köv</text:p>
          </table:table-cell>
          <table:table-cell table:style-name="ce21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1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181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1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81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81" table:content-validation-name="val217" table:formula="of:=IF([$Alapértékek.$D$48]&gt;=3; ROUNDDOWN([.$C82]*VLOOKUP([$Alapértékek.$D$48];harcmodorok;3)); 0)" office:value-type="float" office:value="2" calcext:value-type="float">
            <text:p>2</text:p>
          </table:table-cell>
          <table:table-cell table:style-name="ce2181" table:content-validation-name="val217" table:formula="of:=IF([$Alapértékek.$D$48]&gt;=3; ROUNDDOWN([.$C82]*VLOOKUP([$Alapértékek.$D$48];harcmodorok;4)); 0)" office:value-type="float" office:value="2" calcext:value-type="float">
            <text:p>2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1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81" table:content-validation-name="val217" table:formula="of:=IF([$Alapértékek.$D$48]&gt;=6; ROUNDDOWN([.$C83]*VLOOKUP([$Alapértékek.$D$48];harcmodorok;2)); 0)" office:value-type="float" office:value="1" calcext:value-type="float">
            <text:p>1</text:p>
          </table:table-cell>
          <table:table-cell table:style-name="ce2181" table:content-validation-name="val217" table:formula="of:=IF([$Alapértékek.$D$48]&gt;=3; ROUNDDOWN([.$C83]*VLOOKUP([$Alapértékek.$D$48];harcmodorok;3)); 0)" office:value-type="float" office:value="4" calcext:value-type="float">
            <text:p>4</text:p>
          </table:table-cell>
          <table:table-cell table:style-name="ce2181" table:content-validation-name="val217" table:formula="of:=IF([$Alapértékek.$D$48]&gt;=3; ROUNDDOWN([.$C83]*VLOOKUP([$Alapértékek.$D$48];harcmodorok;4)); 0)" office:value-type="float" office:value="4" calcext:value-type="float">
            <text:p>4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81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81" table:content-validation-name="val217" table:formula="of:=IF([$Alapértékek.$D$48]&gt;=6; ROUNDDOWN([.$C84]*VLOOKUP([$Alapértékek.$D$48];harcmodorok;2)); 0)" office:value-type="float" office:value="3" calcext:value-type="float">
            <text:p>3</text:p>
          </table:table-cell>
          <table:table-cell table:style-name="ce2181" table:content-validation-name="val217" table:formula="of:=IF([$Alapértékek.$D$48]&gt;=3; ROUNDDOWN([.$C84]*VLOOKUP([$Alapértékek.$D$48];harcmodorok;3)); 0)" office:value-type="float" office:value="9" calcext:value-type="float">
            <text:p>9</text:p>
          </table:table-cell>
          <table:table-cell table:style-name="ce2181" table:content-validation-name="val217" table:formula="of:=IF([$Alapértékek.$D$48]&gt;=3; ROUNDDOWN([.$C84]*VLOOKUP([$Alapértékek.$D$48];harcmodorok;4)); 0)" office:value-type="float" office:value="9" calcext:value-type="float">
            <text:p>9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8" office:value-type="string" calcext:value-type="string" table:number-columns-spanned="2" table:number-rows-spanned="1">
            <text:p>Közelharc köv.</text:p>
          </table:table-cell>
          <table:covered-table-cell table:style-name="ce2193" table:content-validation-name="val216"/>
          <table:table-cell table:style-name="ce21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81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81" table:content-validation-name="val217" office:value-type="float" office:value="2" calcext:value-type="float">
            <text:p>2</text:p>
          </table:table-cell>
          <table:table-cell table:number-columns-repeated="2" table:style-name="ce2181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81" table:content-validation-name="val217" office:value-type="float" office:value="4" calcext:value-type="float">
            <text:p>4</text:p>
          </table:table-cell>
          <table:table-cell table:number-columns-repeated="2" table:style-name="ce2181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1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style-name="ce2261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38"/>
          <table:table-cell table:style-name="ce2174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48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18:40:21.92873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8-21T19:46:57.322368600</dc:date>
    <meta:editing-cycles>1095</meta:editing-cycles>
    <meta:editing-duration>P9DT23H30M50S</meta:editing-duration>
    <meta:document-statistic meta:table-count="11" meta:cell-count="47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